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Wingdings 2" svg:font-family="'Wingdings 2'"/>
    <style:font-face style:name="Mangal2" svg:font-family="Mangal" style:font-pitch="variable"/>
    <style:font-face style:name="Microsoft YaHei" svg:font-family="'Microsoft YaHei'" style:font-pitch="variable"/>
    <style:font-face style:name="Trebuchet MS1" svg:font-family="'Trebuchet MS'" style:font-pitch="variable"/>
    <style:font-face style:name="Wingdings 21" svg:font-family="'Wingdings 2'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text-align="justify" style:justify-single-word="false"/>
    </style:style>
    <style:style style:name="P2" style:family="paragraph" style:parent-style-name="Text_20_body">
      <style:paragraph-properties fo:margin-top="0in" fo:margin-bottom="0in" fo:line-height="100%" fo:widows="1" fo:padding="0in" fo:border="none"/>
    </style:style>
    <style:style style:name="P3" style:family="paragraph" style:parent-style-name="Standard">
      <style:paragraph-properties fo:margin-left="1in" fo:margin-right="0in" fo:margin-top="0in" fo:margin-bottom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1in" fo:margin-right="0in" fo:margin-top="0in" fo:margin-bottom="0in" fo:text-align="justify" style:justify-single-word="false" fo:text-indent="-0.25in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.5in" fo:margin-right="0in" fo:margin-top="0in" fo:margin-bottom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1in" fo:margin-right="0in" fo:margin-top="0in" fo:margin-bottom="0in" fo:text-align="justify" style:justify-single-word="false" fo:text-indent="0in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1pt" style:font-size-asian="11pt" style:font-size-complex="11pt"/>
    </style:style>
    <style:style style:name="P8" style:family="paragraph" style:parent-style-name="Standard" style:master-page-name="Standard">
      <style:paragraph-properties fo:margin-top="0in" fo:margin-bottom="0in" fo:text-align="justify" style:justify-single-word="false" style:page-number="auto"/>
      <style:text-properties fo:font-size="24pt" style:font-size-asian="24pt" style:font-size-complex="24pt"/>
    </style:style>
    <style:style style:name="P9" style:family="paragraph" style:parent-style-name="Standard" style:list-style-name="WW8Num1">
      <style:paragraph-properties fo:margin-left="0.5in" fo:margin-right="0in" fo:margin-top="0in" fo:margin-bottom="0in" fo:text-align="justify" style:justify-single-word="false" fo:text-indent="-0.25in" style:auto-text-indent="false"/>
    </style:style>
    <style:style style:name="P10" style:family="paragraph" style:parent-style-name="Standard" style:list-style-name="WW8Num1">
      <style:paragraph-properties fo:margin-left="0.25in" fo:margin-right="0in" fo:margin-top="0in" fo:margin-bottom="0in" fo:text-align="justify" style:justify-single-word="false" fo:text-indent="0in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WW8Num1">
      <style:paragraph-properties fo:margin-left="1in" fo:margin-right="0in" fo:margin-top="0in" fo:margin-bottom="0in" fo:text-align="justify" style:justify-single-word="false" fo:text-indent="-0.25in" style:auto-text-indent="false"/>
    </style:style>
    <style:style style:name="P13" style:family="paragraph" style:parent-style-name="Standard" style:list-style-name="WW8Num1">
      <style:paragraph-properties fo:margin-left="1in" fo:margin-right="0in" fo:margin-top="0in" fo:margin-bottom="0in" fo:text-align="justify" style:justify-single-word="false" fo:text-indent="-0.25in" style:auto-text-indent="false"/>
      <style:text-properties fo:font-size="11pt" style:font-size-asian="11pt" style:font-size-complex="11pt"/>
    </style:style>
    <style:style style:name="P14" style:family="paragraph" style:parent-style-name="Standard" style:list-style-name="WW8Num1">
      <style:paragraph-properties fo:margin-left="1in" fo:margin-right="0in" fo:margin-top="0in" fo:margin-bottom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WW8Num1">
      <style:paragraph-properties fo:margin-left="1.5in" fo:margin-right="0in" fo:margin-top="0in" fo:margin-bottom="0in" fo:text-align="justify" style:justify-single-word="false" fo:text-indent="-0.25in" style:auto-text-indent="false"/>
    </style:style>
    <style:style style:name="P16" style:family="paragraph" style:parent-style-name="Text_20_body" style:list-style-name="L1">
      <style:paragraph-properties fo:margin-top="0in" fo:margin-bottom="0in" fo:line-height="100%" fo:widows="1" fo:padding="0in" fo:border="none"/>
    </style:style>
    <style:style style:name="P17" style:family="paragraph" style:parent-style-name="Text_20_body" style:list-style-name="L1">
      <style:paragraph-properties fo:margin-top="0in" fo:margin-bottom="0in" fo:line-height="100%" fo:widows="1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18" style:family="paragraph" style:parent-style-name="Text_20_body" style:list-style-name="WW8Num1">
      <style:paragraph-properties fo:margin-top="0in" fo:margin-bottom="0in" style:line-height-at-least="0.25in" fo:text-align="justify" style:justify-single-word="false" fo:widows="1" fo:padding="0in" fo:border="non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Y 2: CRM Fundamentals</text:p>
      <text:p text:style-name="P1"/>
      <text:list xml:id="list3565980827236652219" text:style-name="WW8Num1">
        <text:list-item>
          <text:p text:style-name="P9">How would your local grocer (baniya) benefit if they were to use a CRM? (20 points)<text:line-break/></text:p>
          <text:p text:style-name="P10">Answer:-</text:p>
        </text:list-item>
      </text:list>
      <text:p text:style-name="P11">The following are the ways a local grocer(baniya) would benefit from the usage of CRM:</text:p>
      <text:p text:style-name="P2"><text:span text:style-name="Strong_20_Emphasis"><text:span text:style-name="T3">1. <text:s text:c="2"/>The grocer can work in a more organized manner and improve efficiency.</text:span></text:span></text:p>
      <text:list xml:id="list2640811575660962218" text:style-name="L1">
        <text:list-item>
          <text:p text:style-name="P16"><text:span text:style-name="Strong_20_Emphasis"><text:span text:style-name="T3">The grocer can focus on giving time to important issues of his business and thereby manage his time effectively.</text:span></text:span></text:p>
        </text:list-item>
        <text:list-item>
          <text:p text:style-name="P17">He can collaborate his business imports and export information.</text:p>
        </text:list-item>
        <text:list-item>
          <text:p text:style-name="P17">Smart decision making based on the analysis of his customer and dealers purchase records</text:p>
        </text:list-item>
        <text:list-item>
          <text:p text:style-name="P17">Increase in customer satisfaction as the grocer will understand his customers interests and provide services accordingly.</text:p>
        </text:list-item>
        <text:list-item>
          <text:p text:style-name="P17">The grocer can have an overall view of his business at any instance.</text:p>
        </text:list-item>
        <text:list-item>
          <text:p text:style-name="P17">The grocer can identify new opportunities that can help him make more profit.</text:p>
        </text:list-item>
        <text:list-item>
          <text:p text:style-name="P17">He can make departments that understand their responsibilities to customers.</text:p>
        </text:list-item>
        <text:list-item>
          <text:p text:style-name="P17">There can be a high rate of customer retention as there will be an increases in customer satisfaction levels.</text:p>
        </text:list-item>
        <text:list-item>
          <text:p text:style-name="P17">The value of each client relationship could be understood ensuring that resources are prioritized to protect the most profitable accounts. </text:p>
        </text:list-item>
        <text:list-item>
          <text:p text:style-name="P17">The grocer can build profitable relationships by maximizing the effectiveness of customer interactions.</text:p>
        </text:list-item>
        <text:list-item>
          <text:p text:style-name="P17">He can fill the sales pipeline with qualified leads that bring in consistent revenue. </text:p>
        </text:list-item>
        <text:list-item>
          <text:p text:style-name="P17">He can increase his revenue at a low cost.</text:p>
        </text:list-item>
        <text:list-item>
          <text:p text:style-name="P17">Improve his customer support.</text:p>
        </text:list-item>
        <text:list-item>
          <text:p text:style-name="P17">He tailor the system to match your business process and user preferences. </text:p>
        </text:list-item>
        <text:list-item>
          <text:p text:style-name="P17">He can <text:s/>predictably manage cash flow.</text:p>
        </text:list-item>
        <text:list-item>
          <text:p text:style-name="P17">Reduce cost on customer acquisition.</text:p>
        </text:list-item>
        <text:list-item>
          <text:p text:style-name="P17">Support team can address various customer queries.</text:p>
        </text:list-item>
        <text:list-item>
          <text:p text:style-name="P17">Work on improving the deals with various goods dealers.</text:p>
        </text:list-item>
        <text:list-item>
          <text:p text:style-name="P17">Improve decision making capabilities based on data analysis.</text:p>
        </text:list-item>
      </text:list>
      <text:list xml:id="list40284489" text:continue-list="list3565980827236652219" text:style-name="WW8Num1">
        <text:list-header>
          <text:p text:style-name="P18"><text:soft-page-break/>2. Split yourselves into 6 groups, as follows:</text:p>
          <text:list>
            <text:list-item>
              <text:p text:style-name="P12"><text:span text:style-name="T1">Group 1:</text:span> Telecom</text:p>
            </text:list-item>
            <text:list-item>
              <text:p text:style-name="P12"><text:span text:style-name="T1">Group 2: </text:span>Banking &amp; Finance</text:p>
            </text:list-item>
            <text:list-item>
              <text:p text:style-name="P12"><text:span text:style-name="T1">Group 3:</text:span> Food &amp; Beverage Industry</text:p>
            </text:list-item>
            <text:list-item>
              <text:p text:style-name="P12"><text:span text:style-name="T1">Group 4:</text:span> Manufacturing</text:p>
            </text:list-item>
            <text:list-item>
              <text:p text:style-name="P12"><text:span text:style-name="T1">Group 5:</text:span> Non-Profits</text:p>
            </text:list-item>
          </text:list>
        </text:list-header>
      </text:list>
      <text:p text:style-name="P5"/>
      <text:p text:style-name="P5">Each group has been assigned a sector, pick an organisation belonging to that sector. Your objective is to chart out recommendations for your respective organisation for the following:</text:p>
      <text:list xml:id="list40265579" text:continue-numbering="true" text:style-name="WW8Num1">
        <text:list-item>
          <text:list>
            <text:list-item>
              <text:p text:style-name="P12">Should this organisation use Sales Cloud, Service Cloud ? <text:line-break/>Would you recommend that they use a combination of <text:span text:style-name="T2">either of these</text:span> or <text:span text:style-name="T2">all of these</text:span>, where applicable?</text:p>
            </text:list-item>
            <text:list-item>
              <text:p text:style-name="P12">Which Salesforce licence type would you recommend? Why? </text:p>
            </text:list-item>
            <text:list-item>
              <text:p text:style-name="P12">List features you would require against each license type you recommend?</text:p>
            </text:list-item>
            <text:list-item>
              <text:p text:style-name="P12">Your recommendations must incorporate the following:</text:p>
              <text:list>
                <text:list-item>
                  <text:p text:style-name="P15">Allow collaborative progression / closure of a business deal</text:p>
                </text:list-item>
                <text:list-item>
                  <text:p text:style-name="P15">Ensure customers will get appropriate first response and resolution times</text:p>
                </text:list-item>
                <text:list-item>
                  <text:p text:style-name="P15">Allow organisations to make available answers for common problems</text:p>
                </text:list-item>
                <text:list-item>
                  <text:p text:style-name="P15">Allow customers to have their own web accounts when they use products or services offered by this organisation</text:p>
                </text:list-item>
                <text:list-item>
                  <text:p text:style-name="P15">Call center</text:p>
                </text:list-item>
                <text:list-item>
                  <text:p text:style-name="P15">Track how customers hear about the business? From where have they heard about the business?</text:p>
                </text:list-item>
              </text:list>
            </text:list-item>
          </text:list>
        </text:list-item>
      </text:list>
      <text:p text:style-name="P6">NOTE: List salesforce features / functionality which will help you achieve the above and justify.</text:p>
      <text:p text:style-name="P6"/>
      <text:p text:style-name="P7">Answer:- Considering my food and beverage industry is Mac Donald. It has many outlets all over the world.</text:p>
      <text:list xml:id="list40256871" text:continue-numbering="true" text:style-name="WW8Num1">
        <text:list-item>
          <text:list>
            <text:list-header>
              <text:p text:style-name="P13"/>
            </text:list-header>
            <text:list-item>
              <text:p text:style-name="P13">Should this organisation use Sales Cloud, Service Cloud ? <text:line-break/>Would you recommend that they use a combination of <text:span text:style-name="T2">either of these</text:span> or <text:span text:style-name="T2">all of these</text:span>, where applicable?</text:p>
              <text:p text:style-name="P13">I would recommend a combination of both sales and service cloud.</text:p>
              <text:p text:style-name="P13">Sales cloud to work on the sales of Mac Donald. ie on advertisement through the media, websites, and campaigning etc and manage the follow up processes. </text:p>
              <text:p text:style-name="P13">Service cloud to cater to the various requirements of the customers and keep knowledge of the various franchises.</text:p>
              <text:p text:style-name="P13"/>
            </text:list-item>
            <text:list-item>
              <text:p text:style-name="P13">Which Salesforce licence type would you recommend? Why? </text:p>
              <text:p text:style-name="P13">I would recommend Professional license because its provides a customizable dash-boad for data management, mass emails for promotional purposes, etc that will benefit Mac Donald for better functioning. </text:p>
              <text:p text:style-name="P13"><text:soft-page-break/></text:p>
            </text:list-item>
            <text:list-item>
              <text:p text:style-name="P13">List features you would require against each license type you recommend?</text:p>
              <text:p text:style-name="P13">Mac Donald requires the feature of marketing and advertisement so it requires the campaigning feature of the Professional license. </text:p>
              <text:p text:style-name="P13">Also the customizable dash board is required for easy data retrieval.</text:p>
              <text:p text:style-name="P13">The collaborative forecast feature is required for the overview of the data and for smarter decision making.</text:p>
            </text:list-item>
          </text:list>
        </text:list-item>
      </text:list>
      <text:p text:style-name="P4"/>
      <text:p text:style-name="P3"/>
      <text:list xml:id="list40270662" text:continue-numbering="true" text:style-name="WW8Num1">
        <text:list-item>
          <text:list>
            <text:list-header>
              <text:p text:style-name="P14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Wingdings 2" svg:font-family="'Wingdings 2'"/>
    <style:font-face style:name="Mangal2" svg:font-family="Mangal" style:font-pitch="variable"/>
    <style:font-face style:name="Microsoft YaHei" svg:font-family="'Microsoft YaHei'" style:font-pitch="variable"/>
    <style:font-face style:name="Trebuchet MS1" svg:font-family="'Trebuchet MS'" style:font-pitch="variable"/>
    <style:font-face style:name="Wingdings 21" svg:font-family="'Wingdings 2'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="100%"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="100%" fo:margin-left="0in" fo:margin-right="0in" fo:margin-top="0.1665in" fo:margin-bottom="0.0835in" fo:text-indent="0in" style:auto-text-indent="false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list-style-name="" style:class="list">
      <style:paragraph-properties fo:margin="100%" fo:margin-left="0in" fo:margin-right="0in" fo:margin-top="0in" fo:margin-bottom="0in" fo:text-indent="0in" style:auto-text-indent="false"/>
      <style:text-properties style:font-name-complex="Mangal1"/>
    </style:style>
    <style:style style:name="Caption" style:family="paragraph" style:parent-style-name="Standard" style:list-style-name="" style:class="extra">
      <style:paragraph-properties fo:margin="100%" fo:margin-left="0in" fo:margin-right="0in" fo:margin-top="0.0835in" fo:margin-bottom="0.0835in" fo:text-indent="0in" style:auto-text-indent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list-style-name="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-complex="Mangal1"/>
    </style:style>
    <style:style style:name="Heading_20_1" style:display-name="Heading 1" style:family="paragraph" style:next-style-name="Text_20_body" style:list-style-name="" style:class="text">
      <style:paragraph-properties fo:margin="100%" fo:margin-left="0in" fo:margin-right="0in" fo:margin-top="0.139in" fo:margin-bottom="0in" style:line-height-at-least="0.0693in" fo:keep-together="always" fo:orphans="0" fo:widows="0" fo:hyphenation-ladder-count="no-limit" fo:text-indent="0in" style:auto-text-indent="false" fo:keep-with-next="always"/>
      <style:text-properties style:use-window-font-color="true" style:font-name="Trebuchet MS" fo:font-size="16pt" fo:language="en" fo:country="US" style:letter-kerning="true" style:font-name-asian="Trebuchet MS1" style:font-size-asian="16pt" style:language-asian="zh" style:country-asian="CN" style:font-name-complex="Trebuchet MS1" style:font-size-complex="16pt" style:language-complex="hi" style:country-complex="IN" fo:hyphenate="false" fo:hyphenation-remain-char-count="2" fo:hyphenation-push-char-count="2"/>
    </style:style>
    <style:style style:name="Heading_20_2" style:display-name="Heading 2" style:family="paragraph" style:next-style-name="Text_20_body" style:list-style-name="" style:class="text">
      <style:paragraph-properties fo:margin="100%" fo:margin-left="0in" fo:margin-right="0in" fo:margin-top="0.139in" fo:margin-bottom="0in" style:line-height-at-least="0.0693in" fo:keep-together="always" fo:orphans="0" fo:widows="0" fo:hyphenation-ladder-count="no-limit" fo:text-indent="0in" style:auto-text-indent="false" fo:keep-with-next="always"/>
      <style:text-properties style:use-window-font-color="true" style:font-name="Trebuchet MS" fo:font-size="13pt" fo:language="en" fo:country="US" fo:font-weight="bold" style:letter-kerning="true" style:font-name-asian="Trebuchet MS1" style:font-size-asian="13pt" style:language-asian="zh" style:country-asian="CN" style:font-weight-asian="bold" style:font-name-complex="Trebuchet MS1" style:font-size-complex="13pt" style:language-complex="hi" style:country-complex="IN" fo:hyphenate="false" fo:hyphenation-remain-char-count="2" fo:hyphenation-push-char-count="2"/>
    </style:style>
    <style:style style:name="Heading_20_3" style:display-name="Heading 3" style:family="paragraph" style:next-style-name="Text_20_body" style:list-style-name="" style:class="text">
      <style:paragraph-properties fo:margin="100%" fo:margin-left="0in" fo:margin-right="0in" fo:margin-top="0.111in" fo:margin-bottom="0in" style:line-height-at-least="0.0693in" fo:keep-together="always" fo:orphans="0" fo:widows="0" fo:hyphenation-ladder-count="no-limit" fo:text-indent="0in" style:auto-text-indent="false" fo:keep-with-next="always"/>
      <style:text-properties fo:color="#666666" style:font-name="Trebuchet MS" fo:font-size="12pt" fo:language="en" fo:country="US" fo:font-weight="bold" style:letter-kerning="true" style:font-name-asian="Trebuchet MS1" style:font-size-asian="12pt" style:language-asian="zh" style:country-asian="CN" style:font-weight-asian="bold" style:font-name-complex="Trebuchet MS1" style:font-size-complex="12pt" style:language-complex="hi" style:country-complex="IN" fo:hyphenate="false" fo:hyphenation-remain-char-count="2" fo:hyphenation-push-char-count="2"/>
    </style:style>
    <style:style style:name="Heading_20_4" style:display-name="Heading 4" style:family="paragraph" style:next-style-name="Text_20_body" style:list-style-name="" style:class="text">
      <style:paragraph-properties fo:margin="100%" fo:margin-left="0in" fo:margin-right="0in" fo:margin-top="0.111in" fo:margin-bottom="0in" style:line-height-at-least="0.0693in" fo:keep-together="always" fo:orphans="0" fo:widows="0" fo:hyphenation-ladder-count="no-limit" fo:text-indent="0in" style:auto-text-indent="false" fo:keep-with-next="always"/>
      <style:text-properties fo:color="#666666" style:font-name="Trebuchet MS" fo:font-size="11pt" fo:language="en" fo:country="US" style:text-underline-style="solid" style:text-underline-width="auto" style:text-underline-color="font-color" style:letter-kerning="true" style:font-name-asian="Trebuchet MS1" style:font-size-asian="11pt" style:language-asian="zh" style:country-asian="CN" style:font-name-complex="Trebuchet MS1" style:font-size-complex="11pt" style:language-complex="hi" style:country-complex="IN" fo:hyphenate="false" fo:hyphenation-remain-char-count="2" fo:hyphenation-push-char-count="2"/>
    </style:style>
    <style:style style:name="Heading_20_5" style:display-name="Heading 5" style:family="paragraph" style:next-style-name="Text_20_body" style:list-style-name="" style:class="text">
      <style:paragraph-properties fo:margin="100%" fo:margin-left="0in" fo:margin-right="0in" fo:margin-top="0.111in" fo:margin-bottom="0in" style:line-height-at-least="0.0693in" fo:keep-together="always" fo:orphans="0" fo:widows="0" fo:hyphenation-ladder-count="no-limit" fo:text-indent="0in" style:auto-text-indent="false" fo:keep-with-next="always"/>
      <style:text-properties fo:color="#666666" style:font-name="Trebuchet MS" fo:font-size="11pt" fo:language="en" fo:country="US" style:letter-kerning="true" style:font-name-asian="Trebuchet MS1" style:font-size-asian="11pt" style:language-asian="zh" style:country-asian="CN" style:font-name-complex="Trebuchet MS1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next-style-name="Text_20_body" style:list-style-name="" style:class="text">
      <style:paragraph-properties fo:margin="100%" fo:margin-left="0in" fo:margin-right="0in" fo:margin-top="0.111in" fo:margin-bottom="0in" style:line-height-at-least="0.0693in" fo:keep-together="always" fo:orphans="0" fo:widows="0" fo:hyphenation-ladder-count="no-limit" fo:text-indent="0in" style:auto-text-indent="false" fo:keep-with-next="always"/>
      <style:text-properties fo:color="#666666" style:font-name="Trebuchet MS" fo:font-size="11pt" fo:language="en" fo:country="US" fo:font-style="italic" style:letter-kerning="true" style:font-name-asian="Trebuchet MS1" style:font-size-asian="11pt" style:language-asian="zh" style:country-asian="CN" style:font-style-asian="italic" style:font-name-complex="Trebuchet MS1" style:font-size-complex="11pt" style:language-complex="hi" style:country-complex="IN" fo:hyphenate="false" fo:hyphenation-remain-char-count="2" fo:hyphenation-push-char-count="2"/>
    </style:style>
    <style:style style:name="Text_20_Body" style:display-name="Text Body" style:family="paragraph" style:parent-style-name="Standard" style:list-style-name="">
      <style:paragraph-properties fo:margin="100%" fo:margin-left="0in" fo:margin-right="0in" fo:margin-top="0in" fo:margin-bottom="0.0835in" fo:text-indent="0in" style:auto-text-indent="false"/>
    </style:style>
    <style:style style:name="LO-normal" style:family="paragraph" style:list-style-name="">
      <style:paragraph-properties fo:margin="100%"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a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ubtitle" style:list-style-name="" style:class="chapter">
      <style:paragraph-properties fo:margin="100%" fo:margin-left="0in" fo:margin-right="0in" fo:margin-top="0in" fo:margin-bottom="0in" style:line-height-at-least="0.0693in" fo:text-align="start" style:justify-single-word="false" fo:keep-together="always" fo:text-indent="0in" style:auto-text-indent="false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21pt" style:font-weight-complex="bold"/>
    </style:style>
    <style:style style:name="Subtitle" style:family="paragraph" style:parent-style-name="LO-normal" style:next-style-name="Text_20_body" style:list-style-name="" style:class="chapter">
      <style:paragraph-properties fo:margin="100%" fo:margin-left="0in" fo:margin-right="0in" fo:margin-top="0in" fo:margin-bottom="0.139in" style:line-height-at-least="0.0693in" fo:text-align="start" style:justify-single-word="false" fo:keep-together="always" fo:text-indent="0in" style:auto-text-indent="false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WW8Num1z0" style:family="text">
      <style:text-properties style:text-underline-style="none"/>
    </style:style>
    <style:style style:name="WW8Num1z1" style:family="text">
      <style:text-properties style:font-name="Wingdings 2" style:text-underline-style="none" style:font-name-complex="Wingdings 21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style:font-name-complex="Wingdings 2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bullet text:level="2" text:style-name="WW8Num1z1" style:num-suffix="." text:bullet-char="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Wingdings 2"/>
      </text:list-level-style-bullet>
      <text:list-level-style-number text:level="3" text:style-name="WW8Num1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WW8Num1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WW8Num1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WW8Num1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WW8Num1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53" style:layout-grid-base-height="0.1807in" style:layout-grid-ruby-height="0in" style:layout-grid-mode="none" style:layout-grid-ruby-below="false" style:layout-grid-print="false" style:layout-grid-display="false" style:layout-grid-base-width="0.1453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L - Day 2 - CRM Fundamentals v1.0 AKASH</dc:title>
    <meta:editing-duration>P2171DT14H13M24S</meta:editing-duration>
    <dc:date>2016-02-19T20:09:36.03</dc:date>
    <meta:generator>OpenOffice.org/3.4$Win32 OpenOffice.org_project/340m1$Build-9590</meta:generator>
    <meta:editing-cycles>3</meta:editing-cycles>
    <meta:document-statistic meta:table-count="0" meta:image-count="0" meta:object-count="0" meta:page-count="3" meta:paragraph-count="53" meta:word-count="694" meta:character-count="4214"/>
  </office:meta>
</office:document-meta>
</file>